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ourier 10 Pitch" officeooo:rsid="00174840" officeooo:paragraph-rsid="00174840"/>
    </style:style>
    <style:style style:name="P2" style:family="paragraph" style:parent-style-name="Standard">
      <style:paragraph-properties fo:text-align="center" style:justify-single-word="false"/>
      <style:text-properties style:font-name="Courier 10 Pitch" officeooo:rsid="00174840" officeooo:paragraph-rsid="00174840"/>
    </style:style>
    <style:style style:name="P3" style:family="paragraph" style:parent-style-name="Standard">
      <style:paragraph-properties fo:text-align="start" style:justify-single-word="false"/>
      <style:text-properties style:font-name="Courier 10 Pitch" style:text-underline-style="solid" style:text-underline-width="auto" style:text-underline-color="font-color" officeooo:rsid="00184e2b" officeooo:paragraph-rsid="00184e2b"/>
    </style:style>
    <style:style style:name="P4" style:family="paragraph" style:parent-style-name="Standard">
      <style:paragraph-properties fo:text-align="start" style:justify-single-word="false"/>
      <style:text-properties style:font-name="Courier 10 Pitch" officeooo:rsid="00184e2b" officeooo:paragraph-rsid="00184e2b"/>
    </style:style>
    <style:style style:name="P5" style:family="paragraph" style:parent-style-name="Standard">
      <style:paragraph-properties fo:text-align="start" style:justify-single-word="false"/>
      <style:text-properties style:font-name="Courier 10 Pitch" style:text-underline-style="none" officeooo:rsid="00184e2b" officeooo:paragraph-rsid="00184e2b"/>
    </style:style>
    <style:style style:name="P6" style:family="paragraph" style:parent-style-name="Standard">
      <style:paragraph-properties fo:text-align="start" style:justify-single-word="false"/>
      <style:text-properties style:font-name="Courier 10 Pitch" style:text-underline-style="none" officeooo:rsid="00184e2b" officeooo:paragraph-rsid="00185cd0"/>
    </style:style>
    <style:style style:name="T1" style:family="text">
      <style:text-properties officeooo:rsid="00185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son Cromer</text:p>
      <text:p text:style-name="P1">CSC 256</text:p>
      <text:p text:style-name="P1">3:10-4:00pm</text:p>
      <text:p text:style-name="P1">1/28/16</text:p>
      <text:p text:style-name="P2">Assignment One</text:p>
      <text:p text:style-name="P2"/>
      <text:p text:style-name="P3">Source code:</text:p>
      <text:p text:style-name="P4"/>
      <text:p text:style-name="P4">.data</text:p>
      <text:p text:style-name="P4">str:<text:tab/><text:tab/>.asciiz<text:tab/>"H<text:span text:style-name="T1">allo Welt</text:span>!"</text:p>
      <text:p text:style-name="P4">endl:<text:tab/>.asciiz<text:tab/>"\n"</text:p>
      <text:p text:style-name="P4">.text</text:p>
      <text:p text:style-name="P4">main:<text:tab/>li<text:tab/>$v0, 4</text:p>
      <text:p text:style-name="P4"><text:tab/><text:tab/>la<text:tab/>$a0, str</text:p>
      <text:p text:style-name="P4"><text:tab/><text:tab/>syscall</text:p>
      <text:p text:style-name="P4"/>
      <text:p text:style-name="P4"><text:tab/><text:tab/>li<text:tab/>$v0, 4</text:p>
      <text:p text:style-name="P4"><text:tab/><text:tab/>la<text:tab/>$a0, endl</text:p>
      <text:p text:style-name="P4"><text:tab/><text:tab/>syscall</text:p>
      <text:p text:style-name="P4"/>
      <text:p text:style-name="P4"><text:tab/><text:tab/>li<text:tab/>$v0, 4</text:p>
      <text:p text:style-name="P4"><text:tab/><text:tab/>la<text:tab/>$a0, str</text:p>
      <text:p text:style-name="P4"><text:tab/><text:tab/>syscall</text:p>
      <text:p text:style-name="P4"><text:tab/></text:p>
      <text:p text:style-name="P4"><text:tab/><text:tab/>li<text:tab/>$v0, 4</text:p>
      <text:p text:style-name="P4"><text:tab/><text:tab/>la<text:tab/>$a0, endl</text:p>
      <text:p text:style-name="P4"><text:tab/><text:tab/>syscall</text:p>
      <text:p text:style-name="P4"/>
      <text:p text:style-name="P4"><text:tab/><text:tab/>li<text:tab/>$v0, 4</text:p>
      <text:p text:style-name="P4"><text:tab/><text:tab/>la<text:tab/>$a0, str</text:p>
      <text:p text:style-name="P4"><text:tab/><text:tab/>syscall</text:p>
      <text:p text:style-name="P4"><text:tab/></text:p>
      <text:p text:style-name="P4"><text:tab/><text:tab/>li<text:tab/>$v0, 4</text:p>
      <text:p text:style-name="P4"><text:tab/><text:tab/>la<text:tab/>$a0, endl</text:p>
      <text:p text:style-name="P4"><text:tab/><text:tab/>syscall</text:p>
      <text:p text:style-name="P4"/>
      <text:p text:style-name="P4"><text:tab/><text:tab/>li<text:tab/>$v0, 10</text:p>
      <text:p text:style-name="P4"><text:tab/><text:tab/>syscall</text:p>
      <text:p text:style-name="P4"/>
      <text:p text:style-name="P4"/>
      <text:p text:style-name="P3">Output:</text:p>
      <text:p text:style-name="P5"/>
      <text:p text:style-name="P6">H<text:span text:style-name="T1">allo Welt</text:span>!</text:p>
      <text:p text:style-name="P6">H<text:span text:style-name="T1">allo Welt</text:span>!</text:p>
      <text:p text:style-name="P6">H<text:span text:style-name="T1">allo Welt</text:span>!</text:p>
      <text:p text:style-name="P5"/>
      <text:p text:style-name="P5">-- program is finished running 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Cromer</meta:initial-creator>
    <meta:creation-date>2016-01-28T14:41:24.805758631</meta:creation-date>
    <dc:date>2016-01-29T19:36:53.310298460</dc:date>
    <dc:creator>Jason Cromer</dc:creator>
    <meta:editing-duration>PT6M9S</meta:editing-duration>
    <meta:editing-cycles>7</meta:editing-cycles>
    <meta:generator>LibreOffice/4.4.3.2$Linux_X86_64 LibreOffice_project/40m0$Build-2</meta:generator>
    <meta:document-statistic meta:table-count="0" meta:image-count="0" meta:object-count="0" meta:page-count="1" meta:paragraph-count="37" meta:word-count="79" meta:character-count="419" meta:non-whitespace-character-count="334"/>
  </office:meta>
</office:document-meta>
</file>